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row>
              <mo stretchy="false">∫</mo>
              <mi>f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∗</mo>
              <mi mathvariant="italic">dx</mi>
            </mrow>
          </mrow>
        </mtd>
      </mtr>
      <mtr>
        <mtd>
          <mrow/>
        </mtd>
      </mtr>
      <mtr>
        <mtd>
          <mrow>
            <mrow>
              <mo stretchy="false">⇒</mo>
              <mo stretchy="false">=</mo>
              <mrow>
                <mi>x</mi>
                <mo stretchy="false">∗</mo>
                <mi>f</mi>
              </mrow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row>
                <mrow>
                  <mo stretchy="false">∫</mo>
                  <mi>x</mi>
                </mrow>
                <mo stretchy="false">∗</mo>
                <mi>f</mi>
              </mrow>
            </mrow>
            <mi>'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∗</mo>
              <mi mathvariant="italic">dx</mi>
            </mrow>
          </mrow>
        </mtd>
      </mtr>
      <mtr>
        <mtd>
          <mrow/>
        </mtd>
      </mtr>
      <mtr>
        <mtd>
          <mrow>
            <mo stretchy="false">⇒</mo>
            <mrow>
              <mo stretchy="false">∫</mo>
              <mi>f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∗</mo>
                <mi mathvariant="italic">dx</mi>
              </mrow>
              <mo stretchy="false">=</mo>
              <mrow>
                <mi>x</mi>
                <mo stretchy="false">∗</mo>
                <mi>f</mi>
              </mrow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row>
                <mrow>
                  <mo stretchy="false">∫</mo>
                  <mi>x</mi>
                </mrow>
                <mo stretchy="false">∗</mo>
                <mi>f</mi>
              </mrow>
            </mrow>
            <mi>'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∗</mo>
              <mi mathvariant="italic">dx</mi>
            </mrow>
          </mrow>
        </mtd>
      </mtr>
      <mtr>
        <mtd>
          <mrow/>
        </mtd>
      </mtr>
      <mtr>
        <mtd>
          <mrow>
            <mo stretchy="false">⇒</mo>
            <mi>f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+</mo>
                <mi>C</mi>
              </mrow>
              <mo stretchy="false">=</mo>
              <mrow>
                <mi>x</mi>
                <mo stretchy="false">∗</mo>
                <mi>f</mi>
              </mrow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row>
                <mrow>
                  <mo stretchy="false">∫</mo>
                  <mi>x</mi>
                </mrow>
                <mo stretchy="false">∗</mo>
                <mi>f</mi>
              </mrow>
            </mrow>
            <mi>'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∗</mo>
              <mi mathvariant="italic">dx</mi>
            </mrow>
          </mrow>
        </mtd>
      </mtr>
    </mtable>
    <annotation encoding="StarMath 5.0">int f'(x)*dx
newline
newline
drarrow = x*f'(x) -int x*f''(x)*dx
newline
newline
drarrow int f'(x)*dx = x*f'(x) -int x*f''(x)*dx
newline
newline
drarrow f(x)+C = x*f'(x) -int x*f''(x)*dx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9T20:23:00.914102922</meta:creation-date>
    <dc:date>2024-05-19T21:24:38.159132428</dc:date>
    <meta:editing-duration>PT7M50S</meta:editing-duration>
    <meta:editing-cycles>1</meta:editing-cycles>
    <meta:generator>LibreOffice/24.2.3.2$Linux_X86_64 LibreOffice_project/420$Build-2</meta:generator>
  </office:meta>
</office:document-meta>
</file>